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f1b9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42a25"/>
    </style:style>
    <style:style style:name="T1" style:family="text">
      <style:text-properties officeooo:rsid="00042a25"/>
    </style:style>
    <style:style style:name="T2" style:family="text">
      <style:text-properties style:font-name="Liberation Mono" fo:font-size="10pt" officeooo:rsid="00042a25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reformatted_20_Text"><text:span text:style-name="Source_20_Text">git branch </text:span><text:span text:style-name="Source_20_Text"><text:span text:style-name="T2">application-01</text:span></text:span></text:p>
      <text:p text:style-name="Preformatted_20_Text"><text:span text:style-name="Source_20_Text">git add *</text:span></text:p>
      <text:p text:style-name="Preformatted_20_Text"><text:span text:style-name="Source_20_Text">git commit -m "My initial commit message"</text:span></text:p>
      <text:p text:style-name="P3"><text:span text:style-name="Source_20_Text">git push -u origin </text:span><text:span text:style-name="Source_20_Text"><text:span text:style-name="T2">application-01</text:span></text:span></text:p>
      <text:p text:style-name="Text_20_body">Now I want to merge all the changes on the <text:span text:style-name="Source_20_Text">development</text:span> branch into the <text:span text:style-name="Source_20_Text">master</text:span>. My current approach is:</text:p>
      <text:p text:style-name="Preformatted_20_Text"><text:span text:style-name="Source_20_Text">git checkout master </text:span></text:p>
      <text:p text:style-name="P1"><text:span text:style-name="Source_20_Text">git merge </text:span><text:span text:style-name="Source_20_Text"><text:span text:style-name="T2">application-01</text:span></text:span></text:p>
      <text:p text:style-name="P2"><text:span text:style-name="Source_20_Text">git push -u origin master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2T21:36:47.922658182</meta:creation-date>
    <dc:date>2020-03-13T08:41:11.188121130</dc:date>
    <meta:editing-duration>PT54M39S</meta:editing-duration>
    <meta:editing-cycles>1</meta:editing-cycles>
    <meta:document-statistic meta:table-count="0" meta:image-count="0" meta:object-count="0" meta:page-count="1" meta:paragraph-count="8" meta:word-count="48" meta:character-count="280" meta:non-whitespace-character-count="238"/>
    <meta:generator>LibreOffice/6.3.5.2$Linux_X86_64 LibreOffice_project/30$Build-2</meta:generator>
  </office:meta>
</office:document-meta>
</file>